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ceitos Básicos Sobre Pods em Kubernetes</text:p>
      <text:p text:style-name="Standard"/>
      <text:p text:style-name="Standard">_Criando o primeiro arquivo YAML_</text:p>
      <text:p text:style-name="Standard"/>
      <text:p text:style-name="Standard">Foi criado o seguinte arquivo:</text:p>
      <text:p text:style-name="Standard">simple-pod.yml</text:p>
      <text:p text:style-name="Standard"/>
      <text:p text:style-name="Standard"/>
      <text:p text:style-name="Standard">minikube start</text:p>
      <text:p text:style-name="Standard">Comando para iniciar o minikube</text:p>
      <text:p text:style-name="Standard"/>
      <text:p text:style-name="Standard">minikube status</text:p>
      <text:p text:style-name="Standard">Comando para verificar status do minikube</text:p>
      <text:p text:style-name="Standard"/>
      <text:p text:style-name="Standard">kubectl get services</text:p>
      <text:p text:style-name="Standard">Comando para obter serviços que estão rodando.</text:p>
      <text:p text:style-name="Standard"/>
      <text:p text:style-name="Standard">kubectl get pods</text:p>
      <text:p text:style-name="Standard">Comando para obter pods que estão rodando.</text:p>
      <text:p text:style-name="Standard"/>
      <text:p text:style-name="Standard">************************</text:p>
      <text:p text:style-name="Standard"/>
      <text:p text:style-name="Standard">_Implementando um Pod_</text:p>
      <text:p text:style-name="Standard"/>
      <text:p text:style-name="Standard">kubectl apply -f .\simple-pod.yml</text:p>
      <text:p text:style-name="Standard">Comando para executar o arquivo yml criado e criar e executar os pods.</text:p>
      <text:p text:style-name="Standard"/>
      <text:p text:style-name="Standard">Os pods ainda não estão definidos para serem acessados externamente. Se executo "curl http://172.17.0.3", não haverá retorno. Agora, se eu logar no cluster e executar o mesmo comando, efetuará o acesso ao pod.</text:p>
      <text:p text:style-name="Standard"/>
      <text:p text:style-name="Standard">kubectl get pod -o wide</text:p>
      <text:p text:style-name="Standard">Comando para obter informações adicionais sobre os pods, entre outras, os IPs.</text:p>
      <text:p text:style-name="Standard"/>
      <text:p text:style-name="Standard">minikube ssh</text:p>
      <text:p text:style-name="Standard">Comando para acesso remoto ao SO do cluster</text:p>
      <text:p text:style-name="Standard"/>
      <text:p text:style-name="Standard">kubectl delete pod app-html</text:p>
      <text:p text:style-name="Standard">Comando para excluir o pod.</text:p>
      <text:p text:style-name="Standard"/>
      <text:p text:style-name="Standard">****************************</text:p>
      <text:p text:style-name="Standard"/>
      <text:p text:style-name="Standard">_Criando um arquivo YAML de Deployment_</text:p>
      <text:p text:style-name="Standard"/>
      <text:p text:style-name="Standard">kubectl describe node minikube</text:p>
      <text:p text:style-name="Standard">Comando que mostrará todas as características do nó, como a capacidade de processamento e o número de pods disponíveis.</text:p>
      <text:p text:style-name="Standard"/>
      <text:p text:style-name="Standard">No arquivo anterior, foi especificado o kind como Pod. Para criar réplicas, o ideal é especificar o kind como Deployment, e dentro do Deployment criará uma quantidade de réplicas que eu desejar.</text:p>
      <text:p text:style-name="Standard"/>
      <text:p text:style-name="Standard">Foi criado o seguinte arquivo:</text:p>
      <text:p text:style-name="Standard"><text:soft-page-break/>simple-deployment.yml</text:p>
      <text:p text:style-name="Standard"/>
      <text:p text:style-name="Standard">O arquivo padrão pode ser encontrado no site oficial do kubernets, kubernetes.io, menu "Concepts" &gt; "Workloads" &gt; "Workload Resources" &gt; "Deployments"</text:p>
      <text:p text:style-name="Standard"/>
      <text:p text:style-name="Standard">kubectl apply -f .\simple-deployment.yml</text:p>
      <text:p text:style-name="Standard">Comando para criar e subir deployment</text:p>
      <text:p text:style-name="Standard"/>
      <text:p text:style-name="Standard">kubectl get pods</text:p>
      <text:p text:style-name="Standard">Comando para obter a lista de pods em execução. No exemplo, deve retornar 3 pods em execução.</text:p>
      <text:p text:style-name="Standard"/>
      <text:p text:style-name="Standard">kubectl delete pod app-html-deployment-547d87494-w5vj7</text:p>
      <text:p text:style-name="Standard">Comando para excluir um dos pods. Como no exemplo foi definido que deve conter 3 replicas, sempre que excluir 1 dos pods, automaticamente criará uma nova réplica. </text:p>
      <text:p text:style-name="Standard"/>
      <text:p text:style-name="Standard">Caso queria aumentar ou diminuir o número de réplicas, é só editar o arquivo, alterar essa informação e rodar o "kubectl apply" que automaticamente já subirá os novos pods.</text:p>
      <text:p text:style-name="Standard"/>
      <text:p text:style-name="Standard">**************************</text:p>
      <text:p text:style-name="Standard"/>
      <text:p text:style-name="Standard">_Mais informações sobre um Deployment_</text:p>
      <text:p text:style-name="Standard"/>
      <text:p text:style-name="Standard">kubectl get deployment</text:p>
      <text:p text:style-name="Standard">COmando que mostrará quais deployments foram executados no cluster.</text:p>
      <text:p text:style-name="Standard"/>
      <text:p text:style-name="Standard">kubectl describe deployment app-html-deployment</text:p>
      <text:p text:style-name="Standard">Comando que mostrará maiores informações e características do deployment</text:p>
      <text:p text:style-name="Standard"/>
      <text:p text:style-name="Standard">kubectl scale deployment app-html-deployment --replicas=10</text:p>
      <text:p text:style-name="Standard">Comando que irá escalar deployment sendo executado, definindo um novo número de replicas para 10, sem necessidade de alterar o arquivo yml de origem.</text:p>
      <text:p text:style-name="Standard"/>
      <text:p text:style-name="Standard">*********************</text:p>
      <text:p text:style-name="Standard"/>
      <text:p text:style-name="Standard">_Expondo um Deployment_</text:p>
      <text:p text:style-name="Standard"/>
      <text:p text:style-name="Standard">Ao expor um deployment, é gerado um novo IP. Ao acessar esse IP, o load balancer do gerenciador irá automaticamente rotacionar aos pods disponíveis.</text:p>
      <text:p text:style-name="Standard"/>
      <text:p text:style-name="Standard">kubectl expose deployment app-html-deployment --type=LoadBalancer --name=app-html --port=80</text:p>
      <text:p text:style-name="Standard">Comando que irá expor o deployment. Irá criar um serviço do tipo Load Balancer com nome "service/app-html".</text:p>
      <text:p text:style-name="Standard"/>
      <text:p text:style-name="Standard">kubectl get service</text:p>
      <text:p text:style-name="Standard">Comando que retornará os serviços ativos, inclusive o serviço Load Balancer. Nesse, será possível visualizar o Cluster IP e também o External IP.</text:p>
      <text:p text:style-name="Standard"/>
      <text:p text:style-name="Standard">Caso o serviço esteja na nubem, o External IP já estará definido. </text:p>
      <text:p text:style-name="Standard">Caso esteja usando local, com o Minikube, necessário definir.</text:p>
      <text:p text:style-name="Standard"/>
      <text:p text:style-name="Standard">minikube service --url app-html</text:p>
      <text:p text:style-name="Standard">Comando que irá retornar a url contendo o IP para expor o serviç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0T15:06:45.980000000</dc:date>
    <meta:editing-duration>PT7S</meta:editing-duration>
    <meta:editing-cycles>1</meta:editing-cycles>
    <meta:document-statistic meta:table-count="0" meta:image-count="0" meta:object-count="0" meta:page-count="2" meta:paragraph-count="57" meta:word-count="502" meta:character-count="3355" meta:non-whitespace-character-count="2913"/>
    <meta:generator>LibreOffice/7.3.0.3$Windows_X86_64 LibreOffice_project/0f246aa12d0eee4a0f7adcefbf7c878fc2238db3</meta:generator>
  </office:meta>
</office:document-meta>
</file>